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1" style:family="paragraph">
      <loext:graphic-properties draw:fill-color="#ffffff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Une partie [d’une compagnie de policiers] pourrait être dissolue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Elle a été dissoute : c’est l’amoral de l’histoire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5T10:19:52.929004421</meta:creation-date>
    <meta:editing-duration>PT3H53M29S</meta:editing-duration>
    <meta:editing-cycles>17</meta:editing-cycles>
    <meta:generator>LibreOffice/6.0.7.3$Linux_X86_64 LibreOffice_project/00m0$Build-3</meta:generator>
    <dc:title>Vivid</dc:title>
    <dc:date>2020-07-08T18:55:41.950641421</dc:date>
    <meta:document-statistic meta:object-count="44"/>
  </office:meta>
</office:document-meta>
</file>